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20000024FC1C1D952.png" manifest:media-type="image/png"/>
  <manifest:file-entry manifest:full-path="Pictures/10002A4D000040BD00003D1DC0B24E96.svg" manifest:media-type="image/svg+xml"/>
  <manifest:file-entry manifest:full-path="Pictures/100000010000008100000081EA6388C8.png" manifest:media-type="image/png"/>
  <manifest:file-entry manifest:full-path="Pictures/1000169A00000D5500000D559183B122.svg" manifest:media-type="image/svg+xml"/>
  <manifest:file-entry manifest:full-path="Pictures/10000001000000410000005947B1CE03.png" manifest:media-type="image/png"/>
  <manifest:file-entry manifest:full-path="Pictures/100002BC000006B80000093307A4FD93.svg" manifest:media-type="image/svg+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4.25cm" fo:min-width="10.25cm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5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39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93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48cm" style:use-optimal-row-height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75cm" svg:height="4.5cm" svg:x="2.2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4.098cm" svg:height="3.895cm" svg:x="1.525cm" svg:y="1.3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Docs</text:p>
              </table:table-cell>
              <table:table-cell>
                <text:p>Writer</text:p>
              </table:table-cell>
              <table:table-cell>
                <text:p>Word</text:p>
              </table:table-cell>
            </table:table-row>
            <table:table-row table:style-name="ro1" table:default-cell-style-name="bg-none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.719cm" svg:height="2.354cm" svg:x="4.081cm" svg:y="14.396cm">
          <draw:image xlink:href="Pictures/100002BC000006B80000093307A4FD93.svg" xlink:type="simple" xlink:show="embed" xlink:actuate="onLoad" draw:mime-type="image/svg+xml">
            <text:p/>
          </draw:image>
          <draw:image xlink:href="Pictures/10000001000000410000005947B1CE03.png" xlink:type="simple" xlink:show="embed" xlink:actuate="onLoad" draw:mime-type="image/png"/>
        </draw:frame>
        <draw:frame draw:style-name="gr3" draw:text-style-name="P2" draw:layer="layout" svg:width="2.662cm" svg:height="2.662cm" svg:x="6cm" svg:y="14.25cm">
          <draw:image xlink:href="Pictures/1000169A00000D5500000D559183B122.svg" xlink:type="simple" xlink:show="embed" xlink:actuate="onLoad" draw:mime-type="image/svg+xml">
            <text:p/>
          </draw:image>
          <draw:image xlink:href="Pictures/100000010000008100000081EA6388C8.png" xlink:type="simple" xlink:show="embed" xlink:actuate="onLoad" draw:mime-type="image/png"/>
        </draw:frame>
        <draw:frame draw:style-name="gr3" draw:text-style-name="P2" draw:layer="layout" svg:width="2.11cm" svg:height="2.7cm" svg:x="8.89cm" svg:y="14.194cm">
          <draw:image xlink:href="Pictures/10002A4D000040BD00003D1DC0B24E96.svg" xlink:type="simple" xlink:show="embed" xlink:actuate="onLoad" draw:mime-type="image/svg+xml">
            <text:p/>
          </draw:image>
          <draw:image xlink:href="Pictures/10000001000002720000024FC1C1D952.png" xlink:type="simple" xlink:show="embed" xlink:actuate="onLoad" draw:mime-type="image/png"/>
        </draw:frame>
        <draw:frame draw:style-name="gr4" draw:text-style-name="P3" draw:layer="layout" svg:width="2cm" svg:height="0.962cm" svg:x="3.8cm" svg:y="13.272cm">
          <draw:text-box>
            <text:p>Docs</text:p>
          </draw:text-box>
        </draw:frame>
        <draw:frame draw:style-name="gr5" draw:text-style-name="P3" draw:layer="layout" svg:width="2.3cm" svg:height="0.962cm" svg:x="6cm" svg:y="13.293cm">
          <draw:text-box>
            <text:p>Writer</text:p>
          </draw:text-box>
        </draw:frame>
        <draw:frame draw:style-name="gr6" draw:text-style-name="P3" draw:layer="layout" svg:width="2.25cm" svg:height="0.962cm" svg:x="8.7cm" svg:y="13.298cm">
          <draw:text-box>
            <text:p>Wor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000000" loext:fill-use-slide-background="false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7:03:03.100500971</meta:creation-date>
    <dc:date>2024-06-30T17:32:44.302507513</dc:date>
    <meta:editing-duration>PT8M29S</meta:editing-duration>
    <meta:editing-cycles>1</meta:editing-cycles>
    <meta:document-statistic meta:object-count="8"/>
    <meta:generator>LibreOffice/24.2.4.2$Linux_X86_64 LibreOffice_project/420$Build-2</meta:generator>
  </office:meta>
</office:document-meta>
</file>